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7-08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7-09-1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7-08-01</text:p>
          </table:table-cell>
        </table:table-row>
        <table:table-row table:style-name="ro2">
          <table:table-cell office:value-type="string" calcext:value-type="string">
            <text:p><text:a xlink:href="javascript:sym(30357)" xlink:type="simple">Alto Molócuè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13441" calcext:value-type="float">
            <text:p>13441</text:p>
          </table:table-cell>
          <table:table-cell office:value-type="float" office:value="42200" calcext:value-type="float">
            <text:p>422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5)" xlink:type="simple">Angoc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M</text:p>
          </table:table-cell>
          <table:table-cell office:value-type="float" office:value="85703" calcext:value-type="float">
            <text:p>85703</text:p>
          </table:table-cell>
          <table:table-cell office:value-type="float" office:value="89998" calcext:value-type="float">
            <text:p>8999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3)" xlink:type="simple">Bei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F</text:p>
          </table:table-cell>
          <table:table-cell office:value-type="float" office:value="397368" calcext:value-type="float">
            <text:p>397368</text:p>
          </table:table-cell>
          <table:table-cell office:value-type="float" office:value="431583" calcext:value-type="float">
            <text:p>431583</text:p>
          </table:table-cell>
          <table:table-cell office:value-type="float" office:value="592090" calcext:value-type="float">
            <text:p>592090</text:p>
          </table:table-cell>
        </table:table-row>
        <table:table-row table:style-name="ro3">
          <table:table-cell office:value-type="string" calcext:value-type="string">
            <text:p><text:a xlink:href="javascript:sym(30358)" xlink:type="simple">Bela Vista</text:a> (Matutuín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2305" calcext:value-type="float">
            <text:p>2305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59)" xlink:type="simple">Bo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17222" calcext:value-type="float">
            <text:p>17222</text:p>
          </table:table-cell>
          <table:table-cell office:value-type="float" office:value="23524" calcext:value-type="float">
            <text:p>235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0)" xlink:type="simple">Búz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4152" calcext:value-type="float">
            <text:p>14152</text:p>
          </table:table-cell>
          <table:table-cell office:value-type="float" office:value="14092" calcext:value-type="float">
            <text:p>1409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1)" xlink:type="simple">Ca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0473" calcext:value-type="float">
            <text:p>10473</text:p>
          </table:table-cell>
          <table:table-cell office:value-type="float" office:value="18233" calcext:value-type="float">
            <text:p>18233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362)" xlink:type="simple">Caniçado</text:a> (Guijá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office:value-type="float" office:value="4899" calcext:value-type="float">
            <text:p>4899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4282)" xlink:type="simple">Catandica</text:a> (Báru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</text:p>
          </table:table-cell>
          <table:table-cell office:value-type="float" office:value="24682" calcext:value-type="float">
            <text:p>24682</text:p>
          </table:table-cell>
          <table:table-cell office:value-type="float" office:value="22271" calcext:value-type="float">
            <text:p>2227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50)" xlink:type="simple">Chibu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Z</text:p>
          </table:table-cell>
          <table:table-cell office:value-type="float" office:value="51454" calcext:value-type="float">
            <text:p>51454</text:p>
          </table:table-cell>
          <table:table-cell office:value-type="float" office:value="63184" calcext:value-type="float">
            <text:p>63184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0363)" xlink:type="simple">Chicualacuala</text:a> (Vila Eduardo Mondlan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office:value-type="float" office:value="5544" calcext:value-type="float">
            <text:p>5544</text:p>
          </table:table-cell>
          <table:table-cell office:value-type="float" office:value="8321" calcext:value-type="float">
            <text:p>832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4)" xlink:type="simple">Chimoi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N</text:p>
          </table:table-cell>
          <table:table-cell office:value-type="float" office:value="171056" calcext:value-type="float">
            <text:p>171056</text:p>
          </table:table-cell>
          <table:table-cell office:value-type="float" office:value="237497" calcext:value-type="float">
            <text:p>237497</text:p>
          </table:table-cell>
          <table:table-cell office:value-type="float" office:value="363336" calcext:value-type="float">
            <text:p>363336</text:p>
          </table:table-cell>
        </table:table-row>
        <table:table-row table:style-name="ro2">
          <table:table-cell office:value-type="string" calcext:value-type="string">
            <text:p><text:a xlink:href="javascript:sym(30364)" xlink:type="simple">Chin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16903" calcext:value-type="float">
            <text:p>16903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5)" xlink:type="simple">Chiúr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B</text:p>
          </table:table-cell>
          <table:table-cell office:value-type="float" office:value="18352" calcext:value-type="float">
            <text:p>18352</text:p>
          </table:table-cell>
          <table:table-cell office:value-type="float" office:value="32603" calcext:value-type="float">
            <text:p>3260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51)" xlink:type="simple">Chókwè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Z</text:p>
          </table:table-cell>
          <table:table-cell office:value-type="float" office:value="49730" calcext:value-type="float">
            <text:p>49730</text:p>
          </table:table-cell>
          <table:table-cell office:value-type="float" office:value="53062" calcext:value-type="float">
            <text:p>5306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8)" xlink:type="simple">Cuam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IA</text:p>
          </table:table-cell>
          <table:table-cell office:value-type="float" office:value="57205" calcext:value-type="float">
            <text:p>57205</text:p>
          </table:table-cell>
          <table:table-cell office:value-type="float" office:value="79013" calcext:value-type="float">
            <text:p>790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7)" xlink:type="simple">Don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OF</text:p>
          </table:table-cell>
          <table:table-cell office:value-type="float" office:value="71644" calcext:value-type="float">
            <text:p>71644</text:p>
          </table:table-cell>
          <table:table-cell office:value-type="float" office:value="70817" calcext:value-type="float">
            <text:p>7081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3)" xlink:type="simple">Gondo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</text:p>
          </table:table-cell>
          <table:table-cell office:value-type="float" office:value="26379" calcext:value-type="float">
            <text:p>26379</text:p>
          </table:table-cell>
          <table:table-cell office:value-type="float" office:value="33877" calcext:value-type="float">
            <text:p>338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6)" xlink:type="simple">Gorongos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1968" calcext:value-type="float">
            <text:p>11968</text:p>
          </table:table-cell>
          <table:table-cell office:value-type="float" office:value="18761" calcext:value-type="float">
            <text:p>1876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6)" xlink:type="simple">Guru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M</text:p>
          </table:table-cell>
          <table:table-cell office:value-type="float" office:value="99335" calcext:value-type="float">
            <text:p>99335</text:p>
          </table:table-cell>
          <table:table-cell office:value-type="float" office:value="145466" calcext:value-type="float">
            <text:p>14546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7)" xlink:type="simple">Homoí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6043" calcext:value-type="float">
            <text:p>6043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68)" xlink:type="simple">Iapa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9559" calcext:value-type="float">
            <text:p>9559</text:p>
          </table:table-cell>
          <table:table-cell office:value-type="float" office:value="17344" calcext:value-type="float">
            <text:p>17344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369)" xlink:type="simple">Ibo</text:a> (Vila do Ib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B</text:p>
          </table:table-cell>
          <table:table-cell office:value-type="float" office:value="3054" calcext:value-type="float">
            <text:p>3054</text:p>
          </table:table-cell>
          <table:table-cell office:value-type="float" office:value="4908" calcext:value-type="float">
            <text:p>490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5)" xlink:type="simple">Inhamba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H</text:p>
          </table:table-cell>
          <table:table-cell office:value-type="float" office:value="52370" calcext:value-type="float">
            <text:p>52370</text:p>
          </table:table-cell>
          <table:table-cell office:value-type="float" office:value="65149" calcext:value-type="float">
            <text:p>65149</text:p>
          </table:table-cell>
          <table:table-cell office:value-type="float" office:value="82119" calcext:value-type="float">
            <text:p>82119</text:p>
          </table:table-cell>
        </table:table-row>
        <table:table-row table:style-name="ro3">
          <table:table-cell office:value-type="string" calcext:value-type="string">
            <text:p><text:a xlink:href="javascript:sym(30370)" xlink:type="simple">Inhaminga</text:a> (Cheringom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717" calcext:value-type="float">
            <text:p>1717</text:p>
          </table:table-cell>
          <table:table-cell office:value-type="float" office:value="9956" calcext:value-type="float">
            <text:p>995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1)" xlink:type="simple">Inharrim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3970" calcext:value-type="float">
            <text:p>3970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2)" xlink:type="simple">Inhasso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5319" calcext:value-type="float">
            <text:p>5319</text:p>
          </table:table-cell>
          <table:table-cell office:value-type="float" office:value="11297" calcext:value-type="float">
            <text:p>11297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373)" xlink:type="simple">Insaca</text:a> (Mecanhelas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</text:p>
          </table:table-cell>
          <table:table-cell office:value-type="float" office:value="5294" calcext:value-type="float">
            <text:p>5294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6)" xlink:type="simple">Lichin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IA</text:p>
          </table:table-cell>
          <table:table-cell office:value-type="float" office:value="85758" calcext:value-type="float">
            <text:p>85758</text:p>
          </table:table-cell>
          <table:table-cell office:value-type="float" office:value="142331" calcext:value-type="float">
            <text:p>142331</text:p>
          </table:table-cell>
          <table:table-cell office:value-type="float" office:value="242204" calcext:value-type="float">
            <text:p>242204</text:p>
          </table:table-cell>
        </table:table-row>
        <table:table-row table:style-name="ro2">
          <table:table-cell office:value-type="string" calcext:value-type="string">
            <text:p><text:a xlink:href="javascript:sym(30374)" xlink:type="simple">Luab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5562" calcext:value-type="float">
            <text:p>5562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5)" xlink:type="simple">Machipand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</text:p>
          </table:table-cell>
          <table:table-cell office:value-type="float" office:value="13284" calcext:value-type="float">
            <text:p>13284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4280)" xlink:type="simple">Macia</text:a> (Bilene Maci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office:value-type="float" office:value="21162" calcext:value-type="float">
            <text:p>21162</text:p>
          </table:table-cell>
          <table:table-cell office:value-type="float" office:value="27795" calcext:value-type="float">
            <text:p>2779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6)" xlink:type="simple">Macom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B</text:p>
          </table:table-cell>
          <table:table-cell office:value-type="float" office:value="13185" calcext:value-type="float">
            <text:p>13185</text:p>
          </table:table-cell>
          <table:table-cell office:value-type="float" office:value="19997" calcext:value-type="float">
            <text:p>19997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377)" xlink:type="simple">Macone</text:a> (Mom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16252" calcext:value-type="float">
            <text:p>16252</text:p>
          </table:table-cell>
          <table:table-cell office:value-type="float" office:value="25557" calcext:value-type="float">
            <text:p>2555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8)" xlink:type="simple">Maganja da Cos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10519" calcext:value-type="float">
            <text:p>10519</text:p>
          </table:table-cell>
          <table:table-cell office:value-type="float" office:value="15410" calcext:value-type="float">
            <text:p>154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79)" xlink:type="simple">Magu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9477" calcext:value-type="float">
            <text:p>9477</text:p>
          </table:table-cell>
          <table:table-cell office:value-type="float" office:value="10692" calcext:value-type="float">
            <text:p>1069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0)" xlink:type="simple">Malem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4752" calcext:value-type="float">
            <text:p>4752</text:p>
          </table:table-cell>
          <table:table-cell office:value-type="float" office:value="20277" calcext:value-type="float">
            <text:p>202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1)" xlink:type="simple">Mandimb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</text:p>
          </table:table-cell>
          <table:table-cell office:value-type="float" office:value="9751" calcext:value-type="float">
            <text:p>9751</text:p>
          </table:table-cell>
          <table:table-cell office:value-type="float" office:value="16323" calcext:value-type="float">
            <text:p>1632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1)" xlink:type="simple">Mandlacaz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table:style-name="ce3" office:value-type="float" office:value="23342" calcext:value-type="float">
            <text:p>23342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2)" xlink:type="simple">Manhiç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10381" calcext:value-type="float">
            <text:p>10381</text:p>
          </table:table-cell>
          <table:table-cell office:value-type="float" office:value="56165" calcext:value-type="float">
            <text:p>5616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4)" xlink:type="simple">Manic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N</text:p>
          </table:table-cell>
          <table:table-cell office:value-type="float" office:value="28568" calcext:value-type="float">
            <text:p>28568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7)" xlink:type="simple">Mapu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C</text:p>
          </table:table-cell>
          <table:table-cell office:value-type="float" office:value="966837" calcext:value-type="float">
            <text:p>966837</text:p>
          </table:table-cell>
          <table:table-cell office:value-type="float" office:value="1094628" calcext:value-type="float">
            <text:p>1094628</text:p>
          </table:table-cell>
          <table:table-cell office:value-type="float" office:value="1080277" calcext:value-type="float">
            <text:p>1080277</text:p>
          </table:table-cell>
        </table:table-row>
        <table:table-row table:style-name="ro2">
          <table:table-cell office:value-type="string" calcext:value-type="string">
            <text:p><text:a xlink:href="javascript:sym(30383)" xlink:type="simple">Marracue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10295" calcext:value-type="float">
            <text:p>10295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563)" xlink:type="simple">Marrome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8551" calcext:value-type="float">
            <text:p>18551</text:p>
          </table:table-cell>
          <table:table-cell office:value-type="float" office:value="39409" calcext:value-type="float">
            <text:p>3940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4)" xlink:type="simple">Marrup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</text:p>
          </table:table-cell>
          <table:table-cell office:value-type="float" office:value="6469" calcext:value-type="float">
            <text:p>6469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5)" xlink:type="simple">Massing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17567" calcext:value-type="float">
            <text:p>17567</text:p>
          </table:table-cell>
          <table:table-cell office:value-type="float" office:value="20930" calcext:value-type="float">
            <text:p>209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9167)" xlink:type="simple">Mato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P</text:p>
          </table:table-cell>
          <table:table-cell office:value-type="float" office:value="424662" calcext:value-type="float">
            <text:p>424662</text:p>
          </table:table-cell>
          <table:table-cell office:value-type="float" office:value="671556" calcext:value-type="float">
            <text:p>671556</text:p>
          </table:table-cell>
          <table:table-cell office:value-type="float" office:value="1032197" calcext:value-type="float">
            <text:p>1032197</text:p>
          </table:table-cell>
        </table:table-row>
        <table:table-row table:style-name="ro2">
          <table:table-cell office:value-type="string" calcext:value-type="string">
            <text:p><text:a xlink:href="javascript:sym(8572)" xlink:type="simple">Maxix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H</text:p>
          </table:table-cell>
          <table:table-cell office:value-type="float" office:value="93985" calcext:value-type="float">
            <text:p>93985</text:p>
          </table:table-cell>
          <table:table-cell office:value-type="float" office:value="108824" calcext:value-type="float">
            <text:p>1088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6)" xlink:type="simple">Mecon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13277" calcext:value-type="float">
            <text:p>13277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7)" xlink:type="simple">Messic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N</text:p>
          </table:table-cell>
          <table:table-cell office:value-type="float" office:value="10409" calcext:value-type="float">
            <text:p>10409</text:p>
          </table:table-cell>
          <table:table-cell office:value-type="float" office:value="13695" calcext:value-type="float">
            <text:p>1369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388)" xlink:type="simple">Metangula</text:a> (Lag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</text:p>
          </table:table-cell>
          <table:table-cell office:value-type="float" office:value="6852" calcext:value-type="float">
            <text:p>6852</text:p>
          </table:table-cell>
          <table:table-cell office:value-type="float" office:value="12772" calcext:value-type="float">
            <text:p>1277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89)" xlink:type="simple">Milang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16666" calcext:value-type="float">
            <text:p>16666</text:p>
          </table:table-cell>
          <table:table-cell office:value-type="float" office:value="30257" calcext:value-type="float">
            <text:p>3025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0)" xlink:type="simple">Moamb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5536" calcext:value-type="float">
            <text:p>5536</text:p>
          </table:table-cell>
          <table:table-cell office:value-type="float" office:value="12862" calcext:value-type="float">
            <text:p>1286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6)" xlink:type="simple">Moatiz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</text:p>
          </table:table-cell>
          <table:table-cell office:value-type="float" office:value="26560" calcext:value-type="float">
            <text:p>26560</text:p>
          </table:table-cell>
          <table:table-cell office:value-type="float" office:value="38924" calcext:value-type="float">
            <text:p>389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52)" xlink:type="simple">Moçambiq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M</text:p>
          </table:table-cell>
          <table:table-cell office:value-type="float" office:value="42407" calcext:value-type="float">
            <text:p>42407</text:p>
          </table:table-cell>
          <table:table-cell office:value-type="float" office:value="48063" calcext:value-type="float">
            <text:p>4806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7)" xlink:type="simple">Mocímboa da Pra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B</text:p>
          </table:table-cell>
          <table:table-cell office:value-type="float" office:value="25506" calcext:value-type="float">
            <text:p>25506</text:p>
          </table:table-cell>
          <table:table-cell office:value-type="float" office:value="39010" calcext:value-type="float">
            <text:p>390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4)" xlink:type="simple">Mocu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M</text:p>
          </table:table-cell>
          <table:table-cell office:value-type="float" office:value="124650" calcext:value-type="float">
            <text:p>124650</text:p>
          </table:table-cell>
          <table:table-cell office:value-type="float" office:value="168736" calcext:value-type="float">
            <text:p>16873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90)" xlink:type="simple">Monap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20384" calcext:value-type="float">
            <text:p>20384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349)" xlink:type="simple">Montepuez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B</text:p>
          </table:table-cell>
          <table:table-cell office:value-type="float" office:value="56433" calcext:value-type="float">
            <text:p>56433</text:p>
          </table:table-cell>
          <table:table-cell office:value-type="float" office:value="76139" calcext:value-type="float">
            <text:p>7613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1)" xlink:type="simple">Morrumba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10890" calcext:value-type="float">
            <text:p>10890</text:p>
          </table:table-cell>
          <table:table-cell office:value-type="float" office:value="20727" calcext:value-type="float">
            <text:p>2072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2)" xlink:type="simple">Morrumbe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13467" calcext:value-type="float">
            <text:p>13467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3)" xlink:type="simple">Mossuri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17866" calcext:value-type="float">
            <text:p>17866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5)" xlink:type="simple">Mued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B</text:p>
          </table:table-cell>
          <table:table-cell office:value-type="float" office:value="15517" calcext:value-type="float">
            <text:p>15517</text:p>
          </table:table-cell>
          <table:table-cell office:value-type="float" office:value="23480" calcext:value-type="float">
            <text:p>2348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6)" xlink:type="simple">Murrupu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13658" calcext:value-type="float">
            <text:p>13658</text:p>
          </table:table-cell>
          <table:table-cell office:value-type="float" office:value="16791" calcext:value-type="float">
            <text:p>1679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8)" xlink:type="simple">Mutuál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27895" calcext:value-type="float">
            <text:p>27895</text:p>
          </table:table-cell>
          <table:table-cell office:value-type="float" office:value="28342" calcext:value-type="float">
            <text:p>2834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7)" xlink:type="simple">Nacala-a-Velh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4899" calcext:value-type="float">
            <text:p>4899</text:p>
          </table:table-cell>
          <table:table-cell office:value-type="float" office:value="15691" calcext:value-type="float">
            <text:p>15691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7078)" xlink:type="simple">Nacala Porto</text:a> (incl. Maiaia/Mutiva &amp; Muanon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M</text:p>
          </table:table-cell>
          <table:table-cell office:value-type="float" office:value="158248" calcext:value-type="float">
            <text:p>158248</text:p>
          </table:table-cell>
          <table:table-cell office:value-type="float" office:value="206449" calcext:value-type="float">
            <text:p>2064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8)" xlink:type="simple">Namaach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10010" calcext:value-type="float">
            <text:p>10010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399)" xlink:type="simple">Namacur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2873" calcext:value-type="float">
            <text:p>2873</text:p>
          </table:table-cell>
          <table:table-cell office:value-type="float" office:value="19497" calcext:value-type="float">
            <text:p>1949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400)" xlink:type="simple">Namapa-Erá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8902" calcext:value-type="float">
            <text:p>8902</text:p>
          </table:table-cell>
          <table:table-cell office:value-type="float" office:value="22713" calcext:value-type="float">
            <text:p>22713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401)" xlink:type="simple">Nametil</text:a> (Mogovolas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7631" calcext:value-type="float">
            <text:p>7631</text:p>
          </table:table-cell>
          <table:table-cell office:value-type="float" office:value="45160" calcext:value-type="float">
            <text:p>4516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289)" xlink:type="simple">Namial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30066" calcext:value-type="float">
            <text:p>30066</text:p>
          </table:table-cell>
          <table:table-cell office:value-type="float" office:value="32048" calcext:value-type="float">
            <text:p>3204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79)" xlink:type="simple">Nampu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M</text:p>
          </table:table-cell>
          <table:table-cell office:value-type="float" office:value="303346" calcext:value-type="float">
            <text:p>303346</text:p>
          </table:table-cell>
          <table:table-cell office:value-type="float" office:value="471717" calcext:value-type="float">
            <text:p>471717</text:p>
          </table:table-cell>
          <table:table-cell office:value-type="float" office:value="663212" calcext:value-type="float">
            <text:p>663212</text:p>
          </table:table-cell>
        </table:table-row>
        <table:table-row table:style-name="ro2">
          <table:table-cell office:value-type="string" calcext:value-type="string">
            <text:p><text:a xlink:href="javascript:sym(29564)" xlink:type="simple">Nhamatand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F</text:p>
          </table:table-cell>
          <table:table-cell office:value-type="float" office:value="16384" calcext:value-type="float">
            <text:p>16384</text:p>
          </table:table-cell>
          <table:table-cell office:value-type="float" office:value="25902" calcext:value-type="float">
            <text:p>25902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402)" xlink:type="simple">Nhamayabué</text:a> (Mutarar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</text:p>
          </table:table-cell>
          <table:table-cell office:value-type="float" office:value="5961" calcext:value-type="float">
            <text:p>5961</text:p>
          </table:table-cell>
          <table:table-cell office:value-type="float" office:value="8685" calcext:value-type="float">
            <text:p>868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403)" xlink:type="simple">Nova Mambone</text:a> (Govur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1687" calcext:value-type="float">
            <text:p>1687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404)" xlink:type="simple">Peb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AM</text:p>
          </table:table-cell>
          <table:table-cell office:value-type="float" office:value="8940" calcext:value-type="float">
            <text:p>8940</text:p>
          </table:table-cell>
          <table:table-cell office:value-type="float" office:value="14779" calcext:value-type="float">
            <text:p>1477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80)" xlink:type="simple">Pem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B</text:p>
          </table:table-cell>
          <table:table-cell office:value-type="float" office:value="84897" calcext:value-type="float">
            <text:p>84897</text:p>
          </table:table-cell>
          <table:table-cell office:value-type="float" office:value="138716" calcext:value-type="float">
            <text:p>138716</text:p>
          </table:table-cell>
          <table:table-cell office:value-type="float" office:value="200529" calcext:value-type="float">
            <text:p>200529</text:p>
          </table:table-cell>
        </table:table-row>
        <table:table-row table:style-name="ro3">
          <table:table-cell office:value-type="string" calcext:value-type="string">
            <text:p><text:a xlink:href="javascript:sym(30405)" xlink:type="simple">Praia do Bilene</text:a> (Bilen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office:value-type="float" office:value="5354" calcext:value-type="float">
            <text:p>5354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81)" xlink:type="simple">Quelima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AM</text:p>
          </table:table-cell>
          <table:table-cell office:value-type="float" office:value="150116" calcext:value-type="float">
            <text:p>150116</text:p>
          </table:table-cell>
          <table:table-cell office:value-type="float" office:value="193343" calcext:value-type="float">
            <text:p>193343</text:p>
          </table:table-cell>
          <table:table-cell office:value-type="float" office:value="246915" calcext:value-type="float">
            <text:p>246915</text:p>
          </table:table-cell>
        </table:table-row>
        <table:table-row table:style-name="ro3">
          <table:table-cell office:value-type="string" calcext:value-type="string">
            <text:p><text:a xlink:href="javascript:sym(30406)" xlink:type="simple">Quissico</text:a> (Zava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6071" calcext:value-type="float">
            <text:p>6071</text:p>
          </table:table-cell>
          <table:table-cell office:value-type="float" office:value="10391" calcext:value-type="float">
            <text:p>1039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407)" xlink:type="simple">Ressano Garci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7345" calcext:value-type="float">
            <text:p>7345</text:p>
          </table:table-cell>
          <table:table-cell office:value-type="float" office:value="7689" calcext:value-type="float">
            <text:p>768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408)" xlink:type="simple">Ribáuè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M</text:p>
          </table:table-cell>
          <table:table-cell office:value-type="float" office:value="6233" calcext:value-type="float">
            <text:p>6233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409)" xlink:type="simple">Sanga</text:a> (Unang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A</text:p>
          </table:table-cell>
          <table:table-cell office:value-type="float" office:value="2971" calcext:value-type="float">
            <text:p>2971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0410)" xlink:type="simple">Songo</text:a> (Cahora-Bass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</text:p>
          </table:table-cell>
          <table:table-cell office:value-type="float" office:value="12285" calcext:value-type="float">
            <text:p>12285</text:p>
          </table:table-cell>
          <table:table-cell office:value-type="float" office:value="26775" calcext:value-type="float">
            <text:p>2677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82)" xlink:type="simple">Te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T</text:p>
          </table:table-cell>
          <table:table-cell office:value-type="float" office:value="101984" calcext:value-type="float">
            <text:p>101984</text:p>
          </table:table-cell>
          <table:table-cell office:value-type="float" office:value="155870" calcext:value-type="float">
            <text:p>155870</text:p>
          </table:table-cell>
          <table:table-cell office:value-type="float" office:value="307338" calcext:value-type="float">
            <text:p>307338</text:p>
          </table:table-cell>
        </table:table-row>
        <table:table-row table:style-name="ro3">
          <table:table-cell office:value-type="string" calcext:value-type="string">
            <text:p><text:a xlink:href="javascript:sym(14285)" xlink:type="simple">Ulongué</text:a> (Angóni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ET</text:p>
          </table:table-cell>
          <table:table-cell table:style-name="ce3" office:value-type="float" office:value="21502" calcext:value-type="float">
            <text:p>21502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9281)" xlink:type="simple">Vilankulo</text:a> (Vilanculos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H</text:p>
          </table:table-cell>
          <table:table-cell office:value-type="float" office:value="19840" calcext:value-type="float">
            <text:p>19840</text:p>
          </table:table-cell>
          <table:table-cell office:value-type="float" office:value="37176" calcext:value-type="float">
            <text:p>3717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083)" xlink:type="simple">Xai-X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Z</text:p>
          </table:table-cell>
          <table:table-cell office:value-type="float" office:value="99442" calcext:value-type="float">
            <text:p>99442</text:p>
          </table:table-cell>
          <table:table-cell office:value-type="float" office:value="115752" calcext:value-type="float">
            <text:p>115752</text:p>
          </table:table-cell>
          <table:table-cell office:value-type="float" office:value="132884" calcext:value-type="float">
            <text:p>132884</text:p>
          </table:table-cell>
        </table:table-row>
        <table:table-row table:style-name="ro2">
          <table:table-cell office:value-type="string" calcext:value-type="string">
            <text:p><text:a xlink:href="javascript:sym(30411)" xlink:type="simple">Xilembe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AZ</text:p>
          </table:table-cell>
          <table:table-cell office:value-type="float" office:value="6561" calcext:value-type="float">
            <text:p>6561</text:p>
          </table:table-cell>
          <table:table-cell office:value-type="float" office:value="20440" calcext:value-type="float">
            <text:p>2044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412)" xlink:type="simple">Xinav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P</text:p>
          </table:table-cell>
          <table:table-cell office:value-type="float" office:value="8625" calcext:value-type="float">
            <text:p>8625</text:p>
          </table:table-cell>
          <table:table-cell office:value-type="float" office:value="9930" calcext:value-type="float">
            <text:p>9930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1:07.980582400</meta:creation-date>
    <dc:date>2025-04-21T08:23:14.650124200</dc:date>
    <meta:editing-duration>PT2M6S</meta:editing-duration>
    <meta:editing-cycles>1</meta:editing-cycles>
    <meta:document-statistic meta:table-count="1" meta:cell-count="552" meta:object-count="0"/>
    <meta:generator>LibreOffice/25.2.2.2$Windows_X86_64 LibreOffice_project/7370d4be9e3cf6031a51beef54ff3bda878e3fac</meta:generator>
  </office:meta>
</office:document-meta>
</file>